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T1" style:family="text">
      <style:text-properties fo:color="#569cd6"/>
    </style:style>
    <style:style style:name="T2" style:family="text">
      <style:text-properties fo:color="#4fc1ff"/>
    </style:style>
    <style:style style:name="T3" style:family="text">
      <style:text-properties fo:color="#ce9178"/>
    </style:style>
    <style:style style:name="T4" style:family="text">
      <style:text-properties fo:color="#9cdc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fetch(`http://${config.BASE_URL}:12455/v1/admin/users?email=${details.username}`, {</text:p>
      <text:p text:style-name="P1">// mode: 'cors',</text:p>
      <text:p text:style-name="P1">// headers: {</text:p>
      <text:p text:style-name="P1">// 'grant_type': 'pipo',</text:p>
      <text:p text:style-name="P1">// 'Content-Type': 'application/json',</text:p>
      <text:p text:style-name="P1">// 'Authorization': 'Bearer ' + data.accessToken,</text:p>
      <text:p text:style-name="P1">// 'Access-Control-Allow-Origin': '*'</text:p>
      <text:p text:style-name="P1">// }</text:p>
      <text:p text:style-name="P1">// }).then(async (response) =&gt; {</text:p>
      <text:p text:style-name="P1">// if (response.ok) {</text:p>
      <text:p text:style-name="P1">// return response.json();</text:p>
      <text:p text:style-name="P1">// } else {</text:p>
      <text:p text:style-name="P1">// let errMsg = await response.text().then((msg: any) =&gt; { return JSON.parse(msg) })</text:p>
      <text:p text:style-name="P1">// throw new Error(errMsg.error_description);</text:p>
      <text:p text:style-name="P1">// }</text:p>
      <text:p text:style-name="P1">// }).then((data) =&gt; {</text:p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2:12:15.522217359</meta:creation-date>
    <meta:editing-duration>P6DT23H35M8S</meta:editing-duration>
    <meta:editing-cycles>2</meta:editing-cycles>
    <meta:generator>LibreOffice/6.4.7.2$Linux_X86_64 LibreOffice_project/40$Build-2</meta:generator>
    <dc:date>2022-06-01T17:28:00.620847124</dc:date>
    <meta:document-statistic meta:table-count="0" meta:image-count="0" meta:object-count="0" meta:page-count="1" meta:paragraph-count="16" meta:word-count="64" meta:character-count="512" meta:non-whitespace-character-count="464"/>
  </office:meta>
</office:document-meta>
</file>